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7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3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9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3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4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8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3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9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3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7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1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7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4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4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2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4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2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4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2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8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&lt;!DOCTYPE<text:s/>html&gt;<text:s/></text:span><text:span text:style-name="T1_2"><text:line-break/></text:span><text:span text:style-name="T1_3">&lt;html<text:s/>lang="en"&gt;<text:s/></text:span><text:span text:style-name="T1_4"><text:line-break/></text:span><text:span text:style-name="T1_5">&lt;head&gt;<text:s/></text:span><text:span text:style-name="T1_6"><text:line-break/></text:span><text:span text:style-name="T1_7"> <text:s/> &lt;meta<text:s/>charset="UTF-8"&gt;<text:s/></text:span><text:span text:style-name="T1_8"><text:line-break/></text:span><text:span text:style-name="T1_9"> <text:s/> &lt;meta<text:s/>name="viewport"<text:s/>content="width=device-width,<text:s/>initial-scale=1.0"&gt;<text:s/></text:span><text:span text:style-name="T1_10"><text:line-break/></text:span><text:span text:style-name="T1_11"> <text:s/> &lt;title&gt;</text:span><text:span text:style-name="T1_12">حاسبة<text:s/>العملات</text:span><text:span text:style-name="T1_13">&lt;/title&gt;<text:s/></text:span><text:span text:style-name="T1_14"><text:line-break/></text:span><text:span text:style-name="T1_15"> <text:s/> &lt;style&gt;<text:s/></text:span><text:span text:style-name="T1_16"><text:line-break/></text:span><text:span text:style-name="T1_17"> <text:s/> <text:s/> <text:s/> body<text:s/>{<text:s/></text:span><text:span text:style-name="T1_18"><text:line-break/></text:span><text:span text:style-name="T1_19"> <text:s/> <text:s/> <text:s/> <text:s/> <text:s/> font-family:<text:s/>Arial,<text:s/>sans-serif;<text:s/></text:span><text:span text:style-name="T1_20"><text:line-break/></text:span><text:span text:style-name="T1_21"> <text:s/> <text:s/> <text:s/> <text:s/> <text:s/> background-color:<text:s/>#f0f0f0;<text:s/></text:span><text:span text:style-name="T1_22"><text:line-break/></text:span><text:span text:style-name="T1_23"> <text:s/> <text:s/> <text:s/> <text:s/> <text:s/> padding:<text:s/>20px;<text:s/></text:span><text:span text:style-name="T1_24"><text:line-break/></text:span><text:span text:style-name="T1_25"> <text:s/> <text:s/> <text:s/> }<text:s/></text:span><text:span text:style-name="T1_26"><text:line-break/></text:span><text:span text:style-name="T1_27"> <text:s/> <text:s/> <text:s/> .container<text:s/>{<text:s/></text:span><text:span text:style-name="T1_28"><text:line-break/></text:span><text:span text:style-name="T1_29"> <text:s/> <text:s/> <text:s/> <text:s/> <text:s/> max-width:<text:s/>800px;<text:s/></text:span><text:span text:style-name="T1_30"><text:line-break/></text:span><text:span text:style-name="T1_31"> <text:s/> <text:s/> <text:s/> <text:s/> <text:s/> margin:<text:s/>0<text:s/>auto;<text:s/></text:span><text:span text:style-name="T1_32"><text:line-break/></text:span><text:span text:style-name="T1_33"> <text:s/> <text:s/> <text:s/> <text:s/> <text:s/> background-color:<text:s/>#fff;<text:s/></text:span><text:span text:style-name="T1_34"><text:line-break/></text:span><text:span text:style-name="T1_35"> <text:s/> <text:s/> <text:s/> <text:s/> <text:s/> padding:<text:s/>20px;<text:s/></text:span><text:span text:style-name="T1_36"><text:line-break/></text:span><text:span text:style-name="T1_37"> <text:s/> <text:s/> <text:s/> <text:s/> <text:s/> border-radius:<text:s/>10px;<text:s/></text:span><text:span text:style-name="T1_38"><text:line-break/></text:span><text:span text:style-name="T1_39"> <text:s/> <text:s/> <text:s/> <text:s/> <text:s/> box-shadow:<text:s/>0<text:s/>0<text:s/>10px<text:s/>rgba(0,<text:s/>0,<text:s/>0,<text:s/>0.1);<text:s/></text:span><text:span text:style-name="T1_40"><text:line-break/></text:span><text:span text:style-name="T1_41"> <text:s/> <text:s/> <text:s/> }<text:s/></text:span><text:span text:style-name="T1_42"><text:line-break/></text:span><text:span text:style-name="T1_43"> <text:s/> <text:s/> <text:s/> input[type="number"],<text:s/>select<text:s/>{<text:s/></text:span><text:span text:style-name="T1_44"><text:line-break/></text:span><text:span text:style-name="T1_45"> <text:s/> <text:s/> <text:s/> <text:s/> <text:s/> width:<text:s/>100%;<text:s/></text:span><text:span text:style-name="T1_46"><text:line-break/></text:span><text:span text:style-name="T1_47"> <text:s/> <text:s/> <text:s/> <text:s/> <text:s/> padding:<text:s/>10px;<text:s/></text:span><text:span text:style-name="T1_48"><text:line-break/></text:span><text:span text:style-name="T1_49"> <text:s/> <text:s/> <text:s/> <text:s/> <text:s/> margin:<text:s/>10px<text:s/>0;<text:s/></text:span><text:span text:style-name="T1_50"><text:line-break/></text:span><text:span text:style-name="T1_51"> <text:s/> <text:s/> <text:s/> <text:s/> <text:s/> border:<text:s/>1px<text:s/>solid<text:s/>#ccc;<text:s/></text:span><text:span text:style-name="T1_52"><text:line-break/></text:span><text:span text:style-name="T1_53"> <text:s/> <text:s/> <text:s/> <text:s/> <text:s/> border-radius:<text:s/>5px;<text:s/></text:span><text:span text:style-name="T1_54"><text:line-break/></text:span><text:span text:style-name="T1_55"> <text:s/> <text:s/> <text:s/> }<text:s/></text:span><text:span text:style-name="T1_56"><text:line-break/></text:span><text:span text:style-name="T1_57"> <text:s/> <text:s/> <text:s/> button<text:s/>{<text:s/></text:span><text:span text:style-name="T1_58"><text:line-break/></text:span><text:span text:style-name="T1_59"> <text:s/> <text:s/> <text:s/> <text:s/> <text:s/> background-color:<text:s/>#4CAF50;<text:s/></text:span><text:span text:style-name="T1_60"><text:line-break/></text:span><text:span text:style-name="T1_61"> <text:s/> <text:s/> <text:s/> <text:s/> <text:s/> color:<text:s/>white;<text:s/></text:span><text:span text:style-name="T1_62"><text:line-break/></text:span><text:span text:style-name="T1_63"> <text:s/> <text:s/> <text:s/> <text:s/> <text:s/> padding:<text:s/>10px<text:s/>20px;<text:s/></text:span><text:span text:style-name="T1_64"><text:line-break/></text:span><text:span text:style-name="T1_65"> <text:s/> <text:s/> <text:s/> <text:s/> <text:s/> border:<text:s/>none;<text:s/></text:span><text:span text:style-name="T1_66"><text:line-break/></text:span><text:span text:style-name="T1_67"> <text:s/> <text:s/> <text:s/> <text:s/> <text:s/> border-radius:<text:s/>5px;<text:s/></text:span><text:span text:style-name="T1_68"><text:line-break/></text:span><text:span text:style-name="T1_69"> <text:s/> <text:s/> <text:s/> <text:s/> <text:s/> cursor:<text:s/>pointer;<text:s/></text:span><text:span text:style-name="T1_70"><text:line-break/></text:span><text:span text:style-name="T1_71"> <text:s/> <text:s/> <text:s/> }<text:s/></text:span><text:span text:style-name="T1_72"><text:line-break/></text:span><text:span text:style-name="T1_73"> <text:s/> <text:s/> <text:s/> button:hover<text:s/>{<text:s/></text:span><text:span text:style-name="T1_74"><text:line-break/></text:span><text:span text:style-name="T1_75"> <text:s/> <text:s/> <text:s/> <text:s/> <text:s/> background-color:<text:s/>#45a049;<text:s/></text:span><text:span text:style-name="T1_76"><text:line-break/></text:span><text:span text:style-name="T1_77"> <text:s/> <text:s/> <text:s/> }<text:s/></text:span><text:span text:style-name="T1_78"><text:line-break/></text:span><text:span text:style-name="T1_79"> <text:s/> <text:s/> <text:s/> h1<text:s/>{<text:s/></text:span><text:span text:style-name="T1_80"><text:line-break/></text:span><text:span text:style-name="T1_81"> <text:s/> <text:s/> <text:s/> <text:s/> <text:s/> text-align:<text:s/>center;<text:s/></text:span><text:span text:style-name="T1_82"><text:line-break/></text:span><text:span text:style-name="T1_83"> <text:s/> <text:s/> <text:s/> <text:s/> <text:s/> color:<text:s/>#333;<text:s/></text:span><text:span text:style-name="T1_84"><text:line-break/></text:span><text:span text:style-name="T1_85"> <text:s/> <text:s/> <text:s/> }<text:s/></text:span><text:span text:style-name="T1_86"><text:line-break/></text:span><text:span text:style-name="T1_87"> <text:s/> &lt;/style&gt;<text:s/></text:span><text:span text:style-name="T1_88"><text:line-break/></text:span><text:span text:style-name="T1_89">&lt;/head&gt;<text:s/></text:span><text:span text:style-name="T1_90"><text:line-break/></text:span><text:span text:style-name="T1_91">&lt;body&gt;<text:s/></text:span><text:span text:style-name="T1_92"><text:line-break/></text:span><text:span text:style-name="T1_93"><text:line-break/></text:span><text:span text:style-name="T1_94">&lt;div<text:s/>class="container"&gt;<text:s/></text:span><text:span text:style-name="T1_95"><text:line-break/></text:span><text:span text:style-name="T1_96"> <text:s/> &lt;h1&gt;</text:span><text:span text:style-name="T1_97">حاسبة<text:s/>العملات</text:span><text:span text:style-name="T1_98">&lt;/h1&gt;<text:s/></text:span><text:span text:style-name="T1_99"><text:line-break/></text:span><text:span text:style-name="T1_100"> <text:s/> &lt;form<text:s/>id="currency-form"&gt;<text:s/></text:span><text:span text:style-name="T1_101"><text:line-break/></text:span><text:span text:style-name="T1_102"> <text:s/> <text:s/> <text:s/> &lt;label<text:s/>for="currency"&gt;</text:span><text:span text:style-name="T1_103">اختر<text:s/>العملة</text:span><text:span text:style-name="T1_104">:&lt;/label&gt;<text:s/></text:span><text:span text:style-name="T1_105"><text:line-break/></text:span><text:span text:style-name="T1_106"> <text:s/> <text:s/> <text:s/> &lt;select<text:s/>id="currency"&gt;<text:s/></text:span><text:span text:style-name="T1_107"><text:line-break/></text:span><text:span text:style-name="T1_108"> <text:s/> <text:s/> <text:s/> <text:s/> <text:s/> &lt;option<text:s/>value="gold"&gt;</text:span><text:span text:style-name="T1_109">ذهب</text:span><text:span text:style-name="T1_110"><text:s/>(XAU/USD)&lt;/option&gt;<text:s/></text:span><text:span text:style-name="T1_111"><text:line-break/></text:span><text:span text:style-name="T1_112"> <text:s/> <text:s/> <text:s/> <text:s/> <text:s/> &lt;option<text:s/>value="btc"&gt;</text:span><text:span text:style-name="T1_113">بيتكوين</text:span><text:span text:style-name="T1_114"><text:s/>(BTC/USD)&lt;/option&gt;<text:s/></text:span><text:span text:style-name="T1_115"><text:line-break/></text:span><text:span text:style-name="T1_116"> <text:s/> <text:s/> <text:s/> <text:s/> <text:s/> &lt;option<text:s/>value="eurusd"&gt;EUR/USD&lt;/option&gt;<text:s/></text:span><text:span text:style-name="T1_117"><text:line-break/></text:span><text:span text:style-name="T1_118"> <text:s/> <text:s/> <text:s/> <text:s/> <text:s/> &lt;option<text:s/>value="gbpjpy"&gt;GBP/JPY&lt;/option&gt;<text:s/></text:span><text:span text:style-name="T1_119"><text:line-break/></text:span><text:span text:style-name="T1_120"> <text:s/> <text:s/> <text:s/> &lt;/select&gt;<text:s/></text:span><text:span text:style-name="T1_121"><text:line-break/></text:span><text:span text:style-name="T1_122"><text:line-break/></text:span><text:span text:style-name="T1_123"> <text:s/> <text:s/> <text:s/> &lt;label<text:s/>for="amount"&gt;</text:span><text:span text:style-name="T1_124">المبلغ</text:span><text:span text:style-name="T1_125">:&lt;/label&gt;<text:s/></text:span><text:span text:style-name="T1_126"><text:line-break/></text:span><text:span text:style-name="T1_127"> <text:s/> <text:s/> <text:s/> &lt;input<text:s/>type="number"<text:s/>id="amount"<text:s/>placeholder="</text:span><text:span text:style-name="T1_128">أدخل<text:s/>المبلغ</text:span><text:span text:style-name="T1_129">"<text:s/>required&gt;<text:s/></text:span><text:span text:style-name="T1_130"><text:line-break/></text:span><text:span text:style-name="T1_131"><text:line-break/></text:span><text:span text:style-name="T1_132"> <text:s/> <text:s/> <text:s/> &lt;button<text:s/>type="button"<text:s/>onclick="calculate()"&gt;</text:span><text:span text:style-name="T1_133">احسب</text:span><text:span text:style-name="T1_134">&lt;/button&gt;<text:s/></text:span><text:span text:style-name="T1_135"><text:line-break/></text:span><text:span text:style-name="T1_136"> <text:s/> &lt;/form&gt;<text:s/></text:span><text:span text:style-name="T1_137"><text:line-break/></text:span><text:span text:style-name="T1_138"><text:line-break/></text:span><text:span text:style-name="T1_139"> <text:s/> &lt;h2<text:s/>id="result"&gt;&lt;/h2&gt;<text:s/></text:span><text:span text:style-name="T1_140"><text:line-break/></text:span><text:span text:style-name="T1_141">&lt;/div&gt;<text:s/></text:span><text:span text:style-name="T1_142"><text:line-break/></text:span><text:span text:style-name="T1_143"><text:line-break/></text:span><text:span text:style-name="T1_144">&lt;script&gt;<text:s/></text:span><text:span text:style-name="T1_145"><text:line-break/></text:span><text:span text:style-name="T1_146"> <text:s/> const<text:s/>exchangeRates<text:s/>=<text:s/>{<text:s/></text:span><text:span text:style-name="T1_147"><text:line-break/></text:span><text:span text:style-name="T1_148"> <text:s/> <text:s/> <text:s/> gold:<text:s/>1950,<text:s/>//<text:s/></text:span><text:span text:style-name="T1_149">سعر<text:s/>الذهب<text:s/>بالدولار<text:s/>(تحديث<text:s/>حالي</text:span><text:span text:style-name="T1_150">)<text:s/></text:span><text:span text:style-name="T1_151"><text:line-break/></text:span><text:span text:style-name="T1_152"> <text:s/> <text:s/> <text:s/> btc:<text:s/>27000,<text:s/>//<text:s/></text:span><text:span text:style-name="T1_153">سعر<text:s/>البيتكوين<text:s/>بالدولار</text:span><text:span text:style-name="T1_154"><text:s/></text:span><text:span text:style-name="T1_155"><text:line-break/></text:span><text:span text:style-name="T1_156"> <text:s/> <text:s/> <text:s/> eurusd:<text:s/>1.10,<text:s/>//<text:s/></text:span><text:span text:style-name="T1_157">سعر</text:span><text:span text:style-name="T1_158"><text:s/>EUR/USD<text:s/></text:span><text:span text:style-name="T1_159"><text:line-break/></text:span><text:span text:style-name="T1_160"> <text:s/> <text:s/> <text:s/> gbpjpy:<text:s/>156.50<text:s/>//<text:s/></text:span><text:span text:style-name="T1_161">سعر</text:span><text:span text:style-name="T1_162"><text:s/>GBP/JPY<text:s/></text:span><text:span text:style-name="T1_163"><text:line-break/></text:span><text:span text:style-name="T1_164"> <text:s/> };<text:s/></text:span><text:span text:style-name="T1_165"><text:line-break/></text:span><text:span text:style-name="T1_166"><text:line-break/></text:span><text:span text:style-name="T1_167"> <text:s/> function<text:s/>calculate()<text:s/>{<text:s/></text:span><text:span text:style-name="T1_168"><text:line-break/></text:span><text:span text:style-name="T1_169"> <text:s/> <text:s/> <text:s/> const<text:s/>amount<text:s/>=<text:s/>parseFloat(document.getElementById('amount').value);<text:s/></text:span><text:span text:style-name="T1_170"><text:line-break/></text:span><text:span text:style-name="T1_171"> <text:s/> <text:s/> <text:s/> const<text:s/>currency<text:s/>=<text:s/>document.getElementById('currency').value;<text:s/></text:span><text:span text:style-name="T1_172"><text:line-break/></text:span><text:span text:style-name="T1_173"><text:line-break/></text:span><text:span text:style-name="T1_174"> <text:s/> <text:s/> <text:s/> if<text:s/>(!amount<text:s/>||<text:s/>isNaN(amount))<text:s/>{<text:s/></text:span><text:span text:style-name="T1_175"><text:line-break/></text:span><text:span text:style-name="T1_176"> <text:s/> <text:s/> <text:s/> <text:s/> <text:s/> alert('</text:span><text:span text:style-name="T1_177">من<text:s/>فضلك<text:s/>أدخل<text:s/>مبلغ<text:s/>صحيح</text:span><text:span text:style-name="T1_178">');<text:s/></text:span><text:span text:style-name="T1_179"><text:line-break/></text:span><text:span text:style-name="T1_180"> <text:s/> <text:s/> <text:s/> <text:s/> <text:s/> return;<text:s/></text:span><text:span text:style-name="T1_181"><text:line-break/></text:span><text:span text:style-name="T1_182"> <text:s/> <text:s/> <text:s/> }<text:s/></text:span><text:span text:style-name="T1_183"><text:line-break/></text:span><text:span text:style-name="T1_184"><text:line-break/></text:span><text:span text:style-name="T1_185"> <text:s/> <text:s/> <text:s/> let<text:s/>result<text:s/>=<text:s/>0;<text:s/></text:span><text:span text:style-name="T1_186"><text:line-break/></text:span><text:span text:style-name="T1_187"> <text:s/> <text:s/> <text:s/> switch(currency)<text:s/>{<text:s/></text:span><text:span text:style-name="T1_188"><text:line-break/></text:span><text:span text:style-name="T1_189"> <text:s/> <text:s/> <text:s/> <text:s/> <text:s/> case<text:s/>'gold':<text:s/></text:span><text:span text:style-name="T1_190"><text:line-break/></text:span><text:span text:style-name="T1_191"> <text:s/> <text:s/> <text:s/> <text:s/> <text:s/> <text:s/> <text:s/> result<text:s/>=<text:s/>amount<text:s/>*<text:s/>exchangeRates.gold;<text:s/></text:span><text:span text:style-name="T1_192"><text:line-break/></text:span><text:span text:style-name="T1_193"> <text:s/> <text:s/> <text:s/> <text:s/> <text:s/> <text:s/> <text:s/> document.getElementById('result').innerText<text:s/>=<text:s/>`</text:span><text:span text:style-name="T1_194">قيمة<text:s/>الذهب</text:span><text:span text:style-name="T1_195">:<text:s/>$${result.toFixed(2)}`;<text:s/></text:span><text:span text:style-name="T1_196"><text:line-break/></text:span><text:span text:style-name="T1_197"> <text:s/> <text:s/> <text:s/> <text:s/> <text:s/> <text:s/> <text:s/> break;<text:s/></text:span><text:span text:style-name="T1_198"><text:line-break/></text:span><text:span text:style-name="T1_199"> <text:s/> <text:s/> <text:s/> <text:s/> <text:s/> case<text:s/>'btc':<text:s/></text:span><text:span text:style-name="T1_200"><text:line-break/></text:span><text:span text:style-name="T1_201"> <text:s/> <text:s/> <text:s/> <text:s/> <text:s/> <text:s/> <text:s/> result<text:s/>=<text:s/>amount<text:s/>*<text:s/>exchangeRates.btc;<text:s/></text:span><text:span text:style-name="T1_202"><text:line-break/></text:span><text:span text:style-name="T1_203"> <text:s/> <text:s/> <text:s/> <text:s/> <text:s/> <text:s/> <text:s/> document.getElementById('result').innerText<text:s/>=<text:s/>`</text:span><text:span text:style-name="T1_204">قيمة<text:s/>البيتكوين</text:span><text:span text:style-name="T1_205">:<text:s/>$${result.toFixed(2)}`;<text:s/></text:span><text:span text:style-name="T1_206"><text:line-break/></text:span><text:span text:style-name="T1_207"> <text:s/> <text:s/> <text:s/> <text:s/> <text:s/> <text:s/> <text:s/> break;<text:s/></text:span><text:span text:style-name="T1_208"><text:line-break/></text:span><text:span text:style-name="T1_209"> <text:s/> <text:s/> <text:s/> <text:s/> <text:s/> case<text:s/>'eurusd':<text:s/></text:span><text:span text:style-name="T1_210"><text:line-break/></text:span><text:span text:style-name="T1_211"> <text:s/> <text:s/> <text:s/> <text:s/> <text:s/> <text:s/> <text:s/> result<text:s/>=<text:s/>amount<text:s/>*<text:s/>exchangeRates.eurusd;<text:s/></text:span><text:span text:style-name="T1_212"><text:line-break/></text:span><text:span text:style-name="T1_213"> <text:s/> <text:s/> <text:s/> <text:s/> <text:s/> <text:s/> <text:s/> document.getElementById('result').innerText<text:s/>=<text:s/>`</text:span><text:span text:style-name="T1_214">قيمة</text:span><text:span text:style-name="T1_215"><text:s/>EUR/USD:<text:s/>$${result.toFixed(2)}`;<text:s/></text:span><text:span text:style-name="T1_216"><text:line-break/></text:span><text:span text:style-name="T1_217"> <text:s/> <text:s/> <text:s/> <text:s/> <text:s/> <text:s/> <text:s/> break;<text:s/></text:span><text:span text:style-name="T1_218"><text:line-break/></text:span><text:span text:style-name="T1_219"> <text:s/> <text:s/> <text:s/> <text:s/> <text:s/> case<text:s/>'gbpjpy':<text:s/></text:span><text:span text:style-name="T1_220"><text:line-break/></text:span><text:span text:style-name="T1_221"> <text:s/> <text:s/> <text:s/> <text:s/> <text:s/> <text:s/> <text:s/> result<text:s/>=<text:s/>amount<text:s/>*<text:s/>exchangeRates.gbpjpy;<text:s/></text:span><text:span text:style-name="T1_222"><text:line-break/></text:span><text:span text:style-name="T1_223"> <text:s/> <text:s/> <text:s/> <text:s/> <text:s/> <text:s/> <text:s/> document.getElementById('result').innerText<text:s/>=<text:s/>`</text:span><text:span text:style-name="T1_224">قيمة</text:span><text:span text:style-name="T1_225"><text:s/>GBP/JPY:<text:s/>¥${result.toFixed(2)}`;<text:s/></text:span><text:span text:style-name="T1_226"><text:line-break/></text:span><text:span text:style-name="T1_227"> <text:s/> <text:s/> <text:s/> <text:s/> <text:s/> <text:s/> <text:s/> break;<text:s/></text:span><text:span text:style-name="T1_228"><text:line-break/></text:span><text:span text:style-name="T1_229"> <text:s/> <text:s/> <text:s/> }<text:s/></text:span><text:span text:style-name="T1_230"><text:line-break/></text:span><text:span text:style-name="T1_231"> <text:s/> }<text:s/></text:span><text:span text:style-name="T1_232"><text:line-break/></text:span><text:span text:style-name="T1_233">&lt;/script&gt;<text:s/></text:span><text:span text:style-name="T1_234"><text:line-break/></text:span><text:span text:style-name="T1_235"><text:line-break/></text:span><text:span text:style-name="T1_236">&lt;/body&gt;<text:s/></text:span><text:span text:style-name="T1_237"><text:line-break/></text:span><text:span text:style-name="T1_238">&lt;/html&gt;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